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o1" style:family="table-column">
      <style:table-column-properties fo:break-before="auto" style:column-width="13.229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uncional&quot;;&quot;Não Funcional&quot;;&quot;Inverso&quot;)">
          <table:help-message/>
          <table:error-message table:display="true"/>
        </table:content-validation>
        <table:content-validation table:name="val2" table:condition="cell-content-is-in-list(&quot;Alta&quot;;&quot;Média&quot;;&quot;Baixa&quot;)">
          <table:help-message/>
          <table:error-message table:display="true"/>
        </table:content-validation>
        <table:content-validation table:name="val3" table:condition="cell-content-is-in-list(&quot;Proposto&quot;;&quot;Aprovado&quot;;&quot;Produção&quot;;&quot;Cancelado&quot;)">
          <table:help-message/>
          <table:error-message table:display="true"/>
        </table:content-validation>
      </table:content-validation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8" table:default-cell-style-name="ce2"/>
        <table:table-column table:style-name="co7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6">
            <text:p>Food DeliveryWe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">
            <text:p>Atributos das Regras de Negóc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QUISITO</text:p>
          </table:table-cell>
          <table:table-cell office:value-type="string" table:style-name="ce3">
            <text:p>CLASSIFICAÇÃO</text:p>
          </table:table-cell>
          <table:table-cell office:value-type="string" table:style-name="ce3">
            <text:p>PRIORIDADE</text:p>
          </table:table-cell>
          <table:table-cell office:value-type="string" table:style-name="ce3">
            <text:p>COMPLEXIDADE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SOLICITANT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 - Manter Cliente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 - Manter CEP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3 - Manter Estabeleciment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4 - Manter Cardápi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5 - Manter Prat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6 - Manter Pedid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7 - Manter Formas de pagament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8 - Efetuar cadastr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9 - Agendar entrega de pedid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0 - Pesquisar Pedidos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1 - Exibir Estabelecimentos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2 - Exibir Cardápi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3 - Exibir Prat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4 - Solicitar pedid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5 - Registrar avaliação de restaurante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6 - Consultar Pedidos por estabelecimento e períod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7 - Consultar Cliente por estabelecimento</text:p>
          </table:table-cell>
          <table:table-cell office:value-type="string" table:content-validation-name="val1" table:style-name="ce8">
            <text:p>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8 - O sistema deverá estar disponível 24h durante os 7 dias da semana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19 - Será tolerado um tempo máximo de 7h por semana sem a aplicação no ar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0 - O sistema deverá suportar inicialmente 10 usuários simultâneos realizando pedidos e a capacidade de 200 pedidos por hora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1 - O sistema não deve demorar mais do que 45 segundos para atualizar o quadro de pedidos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2 - O sistema web deve ser compatível com as normas do W3C para XHTML 1.0 transitional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3 - O sistema deverá guardar cópias de segurança diariamente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4 - O controle de acesso dos usuários será realizado através do Middleware MACA</text:p>
          </table:table-cell>
          <table:table-cell office:value-type="string" table:content-validation-name="val1" table:style-name="ce8">
            <text:p>Não Funcional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5 - Neste momento o sistema não fará notificações de pedido ao estabelecimento via SMS</text:p>
          </table:table-cell>
          <table:table-cell office:value-type="string" table:content-validation-name="val1" table:style-name="ce8">
            <text:p>Invers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QN26 - Neste momento o sistema não será internacionalizado</text:p>
          </table:table-cell>
          <table:table-cell office:value-type="string" table:content-validation-name="val1" table:style-name="ce8">
            <text:p>Invers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office:value-type="string" table:style-name="ce8">
            <text:p>Weslei</text:p>
          </table:table-cell>
          <table:table-cell table:number-columns-repeated="16378"/>
        </table:table-row>
        <table:table-row table:number-rows-repeated="8" table:style-name="ro1">
          <table:table-cell table:style-name="ce4"/>
          <table:table-cell table:content-validation-name="val1" table:style-name="ce5"/>
          <table:table-cell table:content-validation-name="val2" table:style-name="ce5"/>
          <table:table-cell table:content-validation-name="val2" table:style-name="ce5"/>
          <table:table-cell table:content-validation-name="val3" table:style-name="ce5"/>
          <table:table-cell table:style-name="ce5"/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table table:name="Plan2" table:style-name="ta2">
        <table:table-column table:style-name="co5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5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Excel_BuiltIn__FilterDatabase_1" table:cell-range-address="Plan1.$E$5:Plan1.$E$6" table:base-cell-address="Plan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naina Faria de Oliveira</meta:initial-creator>
    <dc:creator>Janaina Faria de Oliveira</dc:creator>
    <meta:creation-date>2009-10-06T08:59:16Z</meta:creation-date>
    <dc:date>2009-10-29T00:21:21Z</dc:date>
    <meta:editing-cycles>8</meta:editing-cycles>
    <meta:editing-duration>PT917S</meta:editing-duration>
  </office:meta>
</office:document-meta>
</file>